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Comma_32_2" style:data-style-name="N36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Comma_32_2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Comma_32_2" style:data-style-name="N36">
      <style:table-cell-properties fo:border="thin solid #000000"/>
    </style:style>
    <style:style style:name="ce7" style:family="table-cell" style:parent-style-name="Comma_32_2" style:data-style-name="N36"/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17.6741666666667cm" style:use-optimal-column-width="true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3">
            <text:p>GHG (kgCO2e per £)</text:p>
          </table:table-cell>
          <table:table-cell office:value-type="string" table:style-name="ce3">
            <text:p>CO2 (kgCO2 per £)</text:p>
          </table:table-cell>
          <table:table-cell table:number-columns-repeated="9" table:style-name="ce4"/>
          <table:table-cell table:number-columns-repeated="16371"/>
        </table:table-row>
        <table:table-row table:style-name="ro1">
          <table:table-cell office:value-type="string" table:style-name="ce2">
            <text:p>01</text:p>
          </table:table-cell>
          <table:table-cell office:value-type="string" table:style-name="ce5">
            <text:p>Products of agriculture, hunting and related services<text:s text:c="9"/></text:p>
          </table:table-cell>
          <table:table-cell office:value-type="float" office:value="2.6330286175752748" table:style-name="ce6">
            <text:p><text:s/>2.633<text:s/></text:p>
          </table:table-cell>
          <table:table-cell office:value-type="float" office:value="0.64093212163587765" table:style-name="ce6">
            <text:p><text:s/>0.64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02</text:p>
          </table:table-cell>
          <table:table-cell office:value-type="string" table:style-name="ce5">
            <text:p>Products of forestry, logging and related services<text:s text:c="9"/></text:p>
          </table:table-cell>
          <table:table-cell office:value-type="float" office:value="0.1116884827032206" table:style-name="ce6">
            <text:p><text:s/>0.112<text:s/></text:p>
          </table:table-cell>
          <table:table-cell office:value-type="float" office:value="8.3636948702850974E-2" table:style-name="ce6">
            <text:p><text:s/>0.08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03</text:p>
          </table:table-cell>
          <table:table-cell office:value-type="string" table:style-name="ce5">
            <text:p>Fish and other fishing products; aquaculture products; support services to fishing<text:s text:c="5"/></text:p>
          </table:table-cell>
          <table:table-cell office:value-type="float" office:value="0.7416999100047067" table:style-name="ce6">
            <text:p><text:s/>0.742<text:s/></text:p>
          </table:table-cell>
          <table:table-cell office:value-type="float" office:value="0.56297724630574963" table:style-name="ce6">
            <text:p><text:s/>0.56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05</text:p>
          </table:table-cell>
          <table:table-cell office:value-type="string" table:style-name="ce5">
            <text:p>Coal and lignite<text:s text:c="13"/></text:p>
          </table:table-cell>
          <table:table-cell office:value-type="float" office:value="1.197833716885224" table:style-name="ce6">
            <text:p><text:s/>1.198<text:s/></text:p>
          </table:table-cell>
          <table:table-cell office:value-type="float" office:value="0.45272756174211343" table:style-name="ce6">
            <text:p><text:s/>0.45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06</text:p>
          </table:table-cell>
          <table:table-cell office:value-type="string" table:style-name="ce5">
            <text:p>Crude petroleum and natural gas<text:s text:c="11"/></text:p>
          </table:table-cell>
          <table:table-cell office:value-type="float" office:value="0.50956370886147484" table:style-name="ce6">
            <text:p><text:s/>0.510<text:s/></text:p>
          </table:table-cell>
          <table:table-cell office:value-type="float" office:value="0.27193205909926199" table:style-name="ce6">
            <text:p><text:s/>0.27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08</text:p>
          </table:table-cell>
          <table:table-cell office:value-type="string" table:style-name="ce5">
            <text:p>Other mining and quarrying products<text:s text:c="11"/></text:p>
          </table:table-cell>
          <table:table-cell office:value-type="float" office:value="0.83680590081278006" table:style-name="ce6">
            <text:p><text:s/>0.837<text:s/></text:p>
          </table:table-cell>
          <table:table-cell office:value-type="float" office:value="0.69655484310218974" table:style-name="ce6">
            <text:p><text:s/>0.69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09</text:p>
          </table:table-cell>
          <table:table-cell office:value-type="string" table:style-name="ce5">
            <text:p>Mining support services<text:s text:c="13"/></text:p>
          </table:table-cell>
          <table:table-cell office:value-type="float" office:value="2.079857059958147" table:style-name="ce6">
            <text:p><text:s/>2.080<text:s/></text:p>
          </table:table-cell>
          <table:table-cell office:value-type="float" office:value="1.4785725208824061" table:style-name="ce6">
            <text:p><text:s/>1.47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5">
            <text:p>Preserved meat and meat products<text:s text:c="11"/></text:p>
          </table:table-cell>
          <table:table-cell office:value-type="float" office:value="0.8705980487290681" table:style-name="ce6">
            <text:p><text:s/>0.871<text:s/></text:p>
          </table:table-cell>
          <table:table-cell office:value-type="float" office:value="0.35808853454156259" table:style-name="ce6">
            <text:p><text:s/>0.35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2 -3</text:p>
          </table:table-cell>
          <table:table-cell office:value-type="string" table:style-name="ce5">
            <text:p>Processed and preserved fish, crustaceans, molluscs, fruit and vegetables<text:s text:c="7"/></text:p>
          </table:table-cell>
          <table:table-cell office:value-type="float" office:value="0.83192564000359004" table:style-name="ce6">
            <text:p><text:s/>0.832<text:s/></text:p>
          </table:table-cell>
          <table:table-cell office:value-type="float" office:value="0.36823015737160181" table:style-name="ce6">
            <text:p><text:s/>0.36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5">
            <text:p>Vegetable and animal oils and fats<text:s text:c="10"/></text:p>
          </table:table-cell>
          <table:table-cell office:value-type="float" office:value="0.87178225706276868" table:style-name="ce6">
            <text:p><text:s/>0.872<text:s/></text:p>
          </table:table-cell>
          <table:table-cell office:value-type="float" office:value="0.38495436693182888" table:style-name="ce6">
            <text:p><text:s/>0.38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5</text:p>
          </table:table-cell>
          <table:table-cell office:value-type="string" table:style-name="ce5">
            <text:p>Dairy products<text:s text:c="14"/></text:p>
          </table:table-cell>
          <table:table-cell office:value-type="float" office:value="1.1264360875028949" table:style-name="ce6">
            <text:p><text:s/>1.126<text:s/></text:p>
          </table:table-cell>
          <table:table-cell office:value-type="float" office:value="0.4524954571073192" table:style-name="ce6">
            <text:p><text:s/>0.45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6</text:p>
          </table:table-cell>
          <table:table-cell office:value-type="string" table:style-name="ce5">
            <text:p>Grain mill products, starches and starch products<text:s text:c="9"/></text:p>
          </table:table-cell>
          <table:table-cell office:value-type="float" office:value="0.84797432685134733" table:style-name="ce6">
            <text:p><text:s/>0.848<text:s/></text:p>
          </table:table-cell>
          <table:table-cell office:value-type="float" office:value="0.36925814340219909" table:style-name="ce6">
            <text:p><text:s/>0.36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7</text:p>
          </table:table-cell>
          <table:table-cell office:value-type="string" table:style-name="ce5">
            <text:p>Bakery and farinaceous products<text:s text:c="12"/></text:p>
          </table:table-cell>
          <table:table-cell office:value-type="float" office:value="0.56020932006170576" table:style-name="ce6">
            <text:p><text:s/>0.560<text:s/></text:p>
          </table:table-cell>
          <table:table-cell office:value-type="float" office:value="0.28651549112273811" table:style-name="ce6">
            <text:p><text:s/>0.28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0.8</text:p>
          </table:table-cell>
          <table:table-cell office:value-type="string" table:style-name="ce5">
            <text:p>Other food products<text:s text:c="13"/></text:p>
          </table:table-cell>
          <table:table-cell office:value-type="float" office:value="0.7974827772032711" table:style-name="ce6">
            <text:p><text:s/>0.797<text:s/></text:p>
          </table:table-cell>
          <table:table-cell office:value-type="float" office:value="0.34846390182524861" table:style-name="ce6">
            <text:p><text:s/>0.34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0.9" table:style-name="ce2">
            <text:p>10.9</text:p>
          </table:table-cell>
          <table:table-cell office:value-type="string" table:style-name="ce5">
            <text:p>Prepared animal feeds<text:s text:c="13"/></text:p>
          </table:table-cell>
          <table:table-cell office:value-type="float" office:value="1.1474002338277851" table:style-name="ce6">
            <text:p><text:s/>1.147<text:s/></text:p>
          </table:table-cell>
          <table:table-cell office:value-type="float" office:value="0.49560574144894598" table:style-name="ce6">
            <text:p><text:s/>0.49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11.01-6</text:p>
          </table:table-cell>
          <table:table-cell office:value-type="string" table:style-name="ce5">
            <text:p>Alcoholic beverages<text:s text:c="14"/></text:p>
          </table:table-cell>
          <table:table-cell office:value-type="float" office:value="0.92863863938042879" table:style-name="ce6">
            <text:p><text:s/>0.929<text:s/></text:p>
          </table:table-cell>
          <table:table-cell office:value-type="float" office:value="0.38268000821666531" table:style-name="ce6">
            <text:p><text:s/>0.38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1.07" table:style-name="ce2">
            <text:p>11.07</text:p>
          </table:table-cell>
          <table:table-cell office:value-type="string" table:style-name="ce5">
            <text:p>Soft drinks<text:s text:c="14"/></text:p>
          </table:table-cell>
          <table:table-cell office:value-type="float" office:value="0.56482354213836505" table:style-name="ce6">
            <text:p><text:s/>0.565<text:s/></text:p>
          </table:table-cell>
          <table:table-cell office:value-type="float" office:value="0.27770575484681093" table:style-name="ce6">
            <text:p><text:s/>0.27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5">
            <text:p>Tobacco products<text:s text:c="14"/></text:p>
          </table:table-cell>
          <table:table-cell office:value-type="float" office:value="0.83346932987417377" table:style-name="ce6">
            <text:p><text:s/>0.833<text:s/></text:p>
          </table:table-cell>
          <table:table-cell office:value-type="float" office:value="0.31873779599337732" table:style-name="ce6">
            <text:p><text:s/>0.31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5">
            <text:p>Textiles<text:s text:c="15"/></text:p>
          </table:table-cell>
          <table:table-cell office:value-type="float" office:value="0.78267539602731417" table:style-name="ce6">
            <text:p><text:s/>0.783<text:s/></text:p>
          </table:table-cell>
          <table:table-cell office:value-type="float" office:value="0.57381868369469347" table:style-name="ce6">
            <text:p><text:s/>0.57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5">
            <text:p>Wearing apparel<text:s text:c="14"/></text:p>
          </table:table-cell>
          <table:table-cell office:value-type="float" office:value="0.66780015224564582" table:style-name="ce6">
            <text:p><text:s/>0.668<text:s/></text:p>
          </table:table-cell>
          <table:table-cell office:value-type="float" office:value="0.49027921203369662" table:style-name="ce6">
            <text:p><text:s/>0.490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5">
            <text:p>Leather and related products<text:s text:c="12"/></text:p>
          </table:table-cell>
          <table:table-cell office:value-type="float" office:value="0.74831887917517137" table:style-name="ce6">
            <text:p><text:s/>0.748<text:s/></text:p>
          </table:table-cell>
          <table:table-cell office:value-type="float" office:value="0.54442835286828883" table:style-name="ce6">
            <text:p><text:s/>0.54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5">
            <text:p>Wood and of products of wood and cork, except furniture; articles of straw and plaiting materials</text:p>
          </table:table-cell>
          <table:table-cell office:value-type="float" office:value="0.46932848942184763" table:style-name="ce6">
            <text:p><text:s/>0.469<text:s/></text:p>
          </table:table-cell>
          <table:table-cell office:value-type="float" office:value="0.39792401383316472" table:style-name="ce6">
            <text:p><text:s/>0.39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5">
            <text:p>Paper and paper products<text:s text:c="12"/></text:p>
          </table:table-cell>
          <table:table-cell office:value-type="float" office:value="0.80499733889321012" table:style-name="ce6">
            <text:p><text:s/>0.805<text:s/></text:p>
          </table:table-cell>
          <table:table-cell office:value-type="float" office:value="0.66409209057343455" table:style-name="ce6">
            <text:p><text:s/>0.66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5">
            <text:p>Printing and recording services<text:s text:c="12"/></text:p>
          </table:table-cell>
          <table:table-cell office:value-type="float" office:value="0.41657012173614227" table:style-name="ce6">
            <text:p><text:s/>0.417<text:s/></text:p>
          </table:table-cell>
          <table:table-cell office:value-type="float" office:value="0.35345735348949242" table:style-name="ce6">
            <text:p><text:s/>0.35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5">
            <text:p>Coke and refined petroleum products<text:s text:c="11"/></text:p>
          </table:table-cell>
          <table:table-cell office:value-type="float" office:value="1.1495211210546621" table:style-name="ce6">
            <text:p><text:s/>1.150<text:s/></text:p>
          </table:table-cell>
          <table:table-cell office:value-type="float" office:value="0.77676081450076329" table:style-name="ce6">
            <text:p><text:s/>0.77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0.3" table:style-name="ce2">
            <text:p>20.3</text:p>
          </table:table-cell>
          <table:table-cell office:value-type="string" table:style-name="ce5">
            <text:p>Paints, varnishes and similar coatings, printing ink and mastics<text:s text:c="7"/></text:p>
          </table:table-cell>
          <table:table-cell office:value-type="float" office:value="1.2121365496969749" table:style-name="ce6">
            <text:p><text:s/>1.212<text:s/></text:p>
          </table:table-cell>
          <table:table-cell office:value-type="float" office:value="0.95124506618804217" table:style-name="ce6">
            <text:p><text:s/>0.95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0.399999999999999" table:style-name="ce2">
            <text:p>20.4</text:p>
          </table:table-cell>
          <table:table-cell office:value-type="string" table:style-name="ce5">
            <text:p>Soap and detergents, cleaning and polishing preparations, perfumes and toilet preparations<text:s text:c="5"/></text:p>
          </table:table-cell>
          <table:table-cell office:value-type="float" office:value="0.83353959872284578" table:style-name="ce6">
            <text:p><text:s/>0.834<text:s/></text:p>
          </table:table-cell>
          <table:table-cell office:value-type="float" office:value="0.65143485576281523" table:style-name="ce6">
            <text:p><text:s/>0.65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0.5</text:p>
          </table:table-cell>
          <table:table-cell office:value-type="string" table:style-name="ce5">
            <text:p>Other chemical products<text:s text:c="13"/></text:p>
          </table:table-cell>
          <table:table-cell office:value-type="float" office:value="0.59894331727902372" table:style-name="ce6">
            <text:p><text:s/>0.599<text:s/></text:p>
          </table:table-cell>
          <table:table-cell office:value-type="float" office:value="0.46959501783987218" table:style-name="ce6">
            <text:p><text:s/>0.470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0A</text:p>
          </table:table-cell>
          <table:table-cell office:value-type="string" table:style-name="ce5">
            <text:p>Industrial gases, inorganics and fertilisers (all inorganic chemicals) - 20.11/13/15<text:s text:c="6"/></text:p>
          </table:table-cell>
          <table:table-cell office:value-type="float" office:value="1.171462189136121" table:style-name="ce6">
            <text:p><text:s/>1.171<text:s/></text:p>
          </table:table-cell>
          <table:table-cell office:value-type="float" office:value="0.92202548539080453" table:style-name="ce6">
            <text:p><text:s/>0.92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0B</text:p>
          </table:table-cell>
          <table:table-cell office:value-type="string" table:style-name="ce5">
            <text:p>Petrochemicals - 20.14/16/17/60<text:s text:c="13"/></text:p>
          </table:table-cell>
          <table:table-cell office:value-type="float" office:value="1.226622255917337" table:style-name="ce6">
            <text:p><text:s/>1.227<text:s/></text:p>
          </table:table-cell>
          <table:table-cell office:value-type="float" office:value="0.96252980524414666" table:style-name="ce6">
            <text:p><text:s/>0.96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0C</text:p>
          </table:table-cell>
          <table:table-cell office:value-type="string" table:style-name="ce5">
            <text:p>Dyestuffs, agro-chemicals - 20.12/20<text:s text:c="12"/></text:p>
          </table:table-cell>
          <table:table-cell office:value-type="float" office:value="1.226613543158116" table:style-name="ce6">
            <text:p><text:s/>1.227<text:s/></text:p>
          </table:table-cell>
          <table:table-cell office:value-type="float" office:value="0.96252346006474587" table:style-name="ce6">
            <text:p><text:s/>0.96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5">
            <text:p>Basic pharmaceutical products and pharmaceutical preparations<text:s text:c="10"/></text:p>
          </table:table-cell>
          <table:table-cell office:value-type="float" office:value="0.24024196013989479" table:style-name="ce6">
            <text:p><text:s/>0.240<text:s/></text:p>
          </table:table-cell>
          <table:table-cell office:value-type="float" office:value="0.1808424429940591" table:style-name="ce6">
            <text:p><text:s/>0.18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5">
            <text:p>Rubber and plastic products<text:s text:c="12"/></text:p>
          </table:table-cell>
          <table:table-cell office:value-type="float" office:value="0.7689257109376243" table:style-name="ce6">
            <text:p><text:s/>0.769<text:s/></text:p>
          </table:table-cell>
          <table:table-cell office:value-type="float" office:value="0.60928330088938554" table:style-name="ce6">
            <text:p><text:s/>0.60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3.5-6</text:p>
          </table:table-cell>
          <table:table-cell office:value-type="string" table:style-name="ce5">
            <text:p>Cement, lime, plaster and articles of concrete, cement and plaster<text:s/></text:p>
          </table:table-cell>
          <table:table-cell office:value-type="float" office:value="2.1527899687220931" table:style-name="ce6">
            <text:p><text:s/>2.153<text:s/></text:p>
          </table:table-cell>
          <table:table-cell office:value-type="float" office:value="1.996780928381368" table:style-name="ce6">
            <text:p><text:s/>1.99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3OTHER</text:p>
          </table:table-cell>
          <table:table-cell office:value-type="string" table:style-name="ce5">
            <text:p>Glass, refractory, clay, other porcelain and ceramic, stone and abrasive products - 23.1-4/7-9<text:s text:c="3"/></text:p>
          </table:table-cell>
          <table:table-cell office:value-type="float" office:value="1.763201247719288" table:style-name="ce6">
            <text:p><text:s/>1.763<text:s/></text:p>
          </table:table-cell>
          <table:table-cell office:value-type="float" office:value="1.627586653475235" table:style-name="ce6">
            <text:p><text:s/>1.62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4.1-3</text:p>
          </table:table-cell>
          <table:table-cell office:value-type="string" table:style-name="ce5">
            <text:p>Basic iron and steel<text:s text:c="12"/></text:p>
          </table:table-cell>
          <table:table-cell office:value-type="float" office:value="0.76852934631018388" table:style-name="ce6">
            <text:p><text:s/>0.769<text:s/></text:p>
          </table:table-cell>
          <table:table-cell office:value-type="float" office:value="0.67764410338022985" table:style-name="ce6">
            <text:p><text:s/>0.67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4.4-5</text:p>
          </table:table-cell>
          <table:table-cell office:value-type="string" table:style-name="ce5">
            <text:p>Other basic metals and casting<text:s text:c="11"/></text:p>
          </table:table-cell>
          <table:table-cell office:value-type="float" office:value="2.072738810634512E-2" table:style-name="ce6">
            <text:p><text:s/>0.021<text:s/></text:p>
          </table:table-cell>
          <table:table-cell office:value-type="float" office:value="1.924638035328332E-2" table:style-name="ce6">
            <text:p><text:s/>0.01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5.4" table:style-name="ce2">
            <text:p>25.4</text:p>
          </table:table-cell>
          <table:table-cell office:value-type="string" table:style-name="ce5">
            <text:p>Weapons and ammunition<text:s text:c="13"/></text:p>
          </table:table-cell>
          <table:table-cell office:value-type="float" office:value="0.5126942369385995" table:style-name="ce6">
            <text:p><text:s/>0.513<text:s/></text:p>
          </table:table-cell>
          <table:table-cell office:value-type="float" office:value="0.42718321815618832" table:style-name="ce6">
            <text:p><text:s/>0.42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25OTHER</text:p>
          </table:table-cell>
          <table:table-cell office:value-type="string" table:style-name="ce5">
            <text:p>Fabricated metal products, excl. machinery and equipment and weapons &amp; ammunition - 25.1-3/25.5-9<text:s text:c="3"/></text:p>
          </table:table-cell>
          <table:table-cell office:value-type="float" office:value="0.69573186541776433" table:style-name="ce6">
            <text:p><text:s/>0.696<text:s/></text:p>
          </table:table-cell>
          <table:table-cell office:value-type="float" office:value="0.58598939333958033" table:style-name="ce6">
            <text:p><text:s/>0.58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5">
            <text:p>Computer, electronic and optical products<text:s text:c="11"/></text:p>
          </table:table-cell>
          <table:table-cell office:value-type="float" office:value="0.50743682948172986" table:style-name="ce6">
            <text:p><text:s/>0.507<text:s/></text:p>
          </table:table-cell>
          <table:table-cell office:value-type="float" office:value="0.41474961063247018" table:style-name="ce6">
            <text:p><text:s/>0.41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5">
            <text:p>Electrical equipment<text:s text:c="14"/></text:p>
          </table:table-cell>
          <table:table-cell office:value-type="float" office:value="0.94152562111731986" table:style-name="ce6">
            <text:p><text:s/>0.942<text:s/></text:p>
          </table:table-cell>
          <table:table-cell office:value-type="float" office:value="0.75859392982513907" table:style-name="ce6">
            <text:p><text:s/>0.75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5">
            <text:p>Machinery and equipment n.e.c.<text:s text:c="12"/></text:p>
          </table:table-cell>
          <table:table-cell office:value-type="float" office:value="0.58039245012801588" table:style-name="ce6">
            <text:p><text:s/>0.580<text:s/></text:p>
          </table:table-cell>
          <table:table-cell office:value-type="float" office:value="0.47950906083928491" table:style-name="ce6">
            <text:p><text:s/>0.480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5">
            <text:p>Motor vehicles, trailers and semi-trailers<text:s text:c="11"/></text:p>
          </table:table-cell>
          <table:table-cell office:value-type="float" office:value="0.54579782766589502" table:style-name="ce6">
            <text:p><text:s/>0.546<text:s/></text:p>
          </table:table-cell>
          <table:table-cell office:value-type="float" office:value="0.45277410124285722" table:style-name="ce6">
            <text:p><text:s/>0.45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0.1" table:style-name="ce2">
            <text:p>30.1</text:p>
          </table:table-cell>
          <table:table-cell office:value-type="string" table:style-name="ce5">
            <text:p>Ships and boats<text:s text:c="13"/></text:p>
          </table:table-cell>
          <table:table-cell office:value-type="float" office:value="0.301787743552205" table:style-name="ce6">
            <text:p><text:s/>0.302<text:s/></text:p>
          </table:table-cell>
          <table:table-cell office:value-type="float" office:value="0.25252832732232128" table:style-name="ce6">
            <text:p><text:s/>0.25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0.3" table:style-name="ce2">
            <text:p>30.3</text:p>
          </table:table-cell>
          <table:table-cell office:value-type="string" table:style-name="ce5">
            <text:p>Air and spacecraft and related machinery<text:s text:c="10"/></text:p>
          </table:table-cell>
          <table:table-cell office:value-type="float" office:value="0.41046162848380302" table:style-name="ce6">
            <text:p><text:s/>0.410<text:s/></text:p>
          </table:table-cell>
          <table:table-cell office:value-type="float" office:value="0.33891585539760649" table:style-name="ce6">
            <text:p><text:s/>0.33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30OTHER</text:p>
          </table:table-cell>
          <table:table-cell office:value-type="string" table:style-name="ce5">
            <text:p>Other transport equipment - 30.2/4/9<text:s text:c="11"/></text:p>
          </table:table-cell>
          <table:table-cell office:value-type="float" office:value="0.40469181261395187" table:style-name="ce6">
            <text:p><text:s/>0.405<text:s/></text:p>
          </table:table-cell>
          <table:table-cell office:value-type="float" office:value="0.33490136412949573" table:style-name="ce6">
            <text:p><text:s/>0.33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5">
            <text:p>Furniture<text:s text:c="15"/></text:p>
          </table:table-cell>
          <table:table-cell office:value-type="float" office:value="0.51638908230139646" table:style-name="ce6">
            <text:p><text:s/>0.516<text:s/></text:p>
          </table:table-cell>
          <table:table-cell office:value-type="float" office:value="0.42595706488233359" table:style-name="ce6">
            <text:p><text:s/>0.42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5">
            <text:p>Other manufactured goods<text:s text:c="13"/></text:p>
          </table:table-cell>
          <table:table-cell office:value-type="float" office:value="0.70388700844186225" table:style-name="ce6">
            <text:p><text:s/>0.704<text:s/></text:p>
          </table:table-cell>
          <table:table-cell office:value-type="float" office:value="0.57288490111286317" table:style-name="ce6">
            <text:p><text:s/>0.57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3.15" table:style-name="ce2">
            <text:p>33.15</text:p>
          </table:table-cell>
          <table:table-cell office:value-type="string" table:style-name="ce5">
            <text:p>Repair and maintenance of ships and boats<text:s text:c="9"/></text:p>
          </table:table-cell>
          <table:table-cell office:value-type="float" office:value="0.18341940447487931" table:style-name="ce6">
            <text:p><text:s/>0.183<text:s/></text:p>
          </table:table-cell>
          <table:table-cell office:value-type="float" office:value="0.15892256949423911" table:style-name="ce6">
            <text:p><text:s/>0.15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3.159999999999997" table:style-name="ce2">
            <text:p>33.16</text:p>
          </table:table-cell>
          <table:table-cell office:value-type="string" table:style-name="ce5">
            <text:p>Repair and maintenance of aircraft and spacecraft<text:s text:c="9"/></text:p>
          </table:table-cell>
          <table:table-cell office:value-type="float" office:value="9.5692945503273716E-2" table:style-name="ce6">
            <text:p><text:s/>0.096<text:s/></text:p>
          </table:table-cell>
          <table:table-cell office:value-type="float" office:value="8.1076203821343756E-2" table:style-name="ce6">
            <text:p><text:s/>0.08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33OTHER</text:p>
          </table:table-cell>
          <table:table-cell office:value-type="string" table:style-name="ce5">
            <text:p>Rest of repair; Installation - 33.11-14/17/19/20<text:s text:c="10"/></text:p>
          </table:table-cell>
          <table:table-cell office:value-type="float" office:value="0.33131234874837912" table:style-name="ce6">
            <text:p><text:s/>0.331<text:s/></text:p>
          </table:table-cell>
          <table:table-cell office:value-type="float" office:value="0.27831737021684599" table:style-name="ce6">
            <text:p><text:s/>0.27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5.1" table:style-name="ce2">
            <text:p>35.1</text:p>
          </table:table-cell>
          <table:table-cell office:value-type="string" table:style-name="ce5">
            <text:p>Electricity, transmission and distribution</text:p>
          </table:table-cell>
          <table:table-cell office:value-type="float" office:value="1.3589813852930981" table:style-name="ce6">
            <text:p><text:s/>1.359<text:s/></text:p>
          </table:table-cell>
          <table:table-cell office:value-type="float" office:value="1.172366180929161" table:style-name="ce6">
            <text:p><text:s/>1.17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35.2-3</text:p>
          </table:table-cell>
          <table:table-cell office:value-type="string" table:style-name="ce5">
            <text:p>Gas; distribution of gaseous fuels through mains; steam and air conditioning supply<text:s text:c="4"/></text:p>
          </table:table-cell>
          <table:table-cell office:value-type="float" office:value="1.267949018909615" table:style-name="ce6">
            <text:p><text:s/>1.268<text:s/></text:p>
          </table:table-cell>
          <table:table-cell office:value-type="float" office:value="0.97677207816677525" table:style-name="ce6">
            <text:p><text:s/>0.97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5">
            <text:p>Natural water; water treatment and supply services<text:s text:c="9"/></text:p>
          </table:table-cell>
          <table:table-cell office:value-type="float" office:value="0.2167200779951127" table:style-name="ce6">
            <text:p><text:s/>0.217<text:s/></text:p>
          </table:table-cell>
          <table:table-cell office:value-type="float" office:value="0.1906511403859317" table:style-name="ce6">
            <text:p><text:s/>0.19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5">
            <text:p>Sewerage services; sewage sludge<text:s text:c="12"/></text:p>
          </table:table-cell>
          <table:table-cell office:value-type="float" office:value="0.38265828429022541" table:style-name="ce6">
            <text:p><text:s/>0.383<text:s/></text:p>
          </table:table-cell>
          <table:table-cell office:value-type="float" office:value="0.11263007378010791" table:style-name="ce6">
            <text:p><text:s/>0.11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5">
            <text:p>Waste collection, treatment and disposal services; materials recovery services<text:s text:c="7"/></text:p>
          </table:table-cell>
          <table:table-cell office:value-type="float" office:value="1.3603459776692499" table:style-name="ce6">
            <text:p><text:s/>1.360<text:s/></text:p>
          </table:table-cell>
          <table:table-cell office:value-type="float" office:value="0.43808433390779039" table:style-name="ce6">
            <text:p><text:s/>0.43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5">
            <text:p>Remediation services and other waste management services<text:s text:c="9"/></text:p>
          </table:table-cell>
          <table:table-cell office:value-type="float" office:value="0.1914851772959163" table:style-name="ce6">
            <text:p><text:s/>0.191<text:s/></text:p>
          </table:table-cell>
          <table:table-cell office:value-type="float" office:value="0.13956782794340369" table:style-name="ce6">
            <text:p><text:s/>0.140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41.2" table:style-name="ce2">
            <text:p>41.2</text:p>
          </table:table-cell>
          <table:table-cell office:value-type="string" table:style-name="ce5">
            <text:p>Buildings and building construction works<text:s text:c="11"/></text:p>
          </table:table-cell>
          <table:table-cell office:value-type="float" office:value="0.28010666287608571" table:style-name="ce6">
            <text:p><text:s/>0.280<text:s/></text:p>
          </table:table-cell>
          <table:table-cell office:value-type="float" office:value="0.2382226086996318" table:style-name="ce6">
            <text:p><text:s/>0.23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42.1-2</text:p>
          </table:table-cell>
          <table:table-cell office:value-type="string" table:style-name="ce5">
            <text:p>Constructions and construction works for civil engineering<text:s text:c="9"/></text:p>
          </table:table-cell>
          <table:table-cell office:value-type="float" office:value="0.32603907003604038" table:style-name="ce6">
            <text:p><text:s/>0.326<text:s/></text:p>
          </table:table-cell>
          <table:table-cell office:value-type="float" office:value="0.28643547754770349" table:style-name="ce6">
            <text:p><text:s/>0.28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42.99" table:style-name="ce2">
            <text:p>42.99</text:p>
          </table:table-cell>
          <table:table-cell office:value-type="string" table:style-name="ce5">
            <text:p>Specialised construction works<text:s text:c="13"/></text:p>
          </table:table-cell>
          <table:table-cell office:value-type="float" office:value="0.27292854939206618" table:style-name="ce6">
            <text:p><text:s/>0.273<text:s/></text:p>
          </table:table-cell>
          <table:table-cell office:value-type="float" office:value="0.23441267229774071" table:style-name="ce6">
            <text:p><text:s/>0.23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5">
            <text:p>Wholesale and retail trade and repair services of motor vehicles and motorcycles<text:s text:c="4"/></text:p>
          </table:table-cell>
          <table:table-cell office:value-type="float" office:value="0.29585756446376482" table:style-name="ce6">
            <text:p><text:s/>0.296<text:s/></text:p>
          </table:table-cell>
          <table:table-cell office:value-type="float" office:value="0.2461589118006263" table:style-name="ce6">
            <text:p><text:s/>0.24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5">
            <text:p>Wholesale trade services, except of motor vehicles and motorcycles<text:s text:c="7"/></text:p>
          </table:table-cell>
          <table:table-cell office:value-type="float" office:value="3.895282481855614" table:style-name="ce6">
            <text:p><text:s/>3.895<text:s/></text:p>
          </table:table-cell>
          <table:table-cell office:value-type="float" office:value="3.1149439827163028" table:style-name="ce6">
            <text:p><text:s/>3.11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5">
            <text:p>Retail trade services, except of motor vehicles and motorcycles<text:s text:c="7"/></text:p>
          </table:table-cell>
          <table:table-cell office:value-type="float" office:value="0.32780124949742673" table:style-name="ce6">
            <text:p><text:s/>0.328<text:s/></text:p>
          </table:table-cell>
          <table:table-cell office:value-type="float" office:value="0.2324388485164669" table:style-name="ce6">
            <text:p><text:s/>0.23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49.1-2</text:p>
          </table:table-cell>
          <table:table-cell office:value-type="string" table:style-name="ce5">
            <text:p>Rail transport services<text:s text:c="13"/></text:p>
          </table:table-cell>
          <table:table-cell office:value-type="float" office:value="0.47245388955734091" table:style-name="ce6">
            <text:p><text:s/>0.472<text:s/></text:p>
          </table:table-cell>
          <table:table-cell office:value-type="float" office:value="0.40547230407656948" table:style-name="ce6">
            <text:p><text:s/>0.40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49.3-5</text:p>
          </table:table-cell>
          <table:table-cell office:value-type="string" table:style-name="ce5">
            <text:p>Land transport services and transport services via pipelines, excluding rail transport<text:s text:c="5"/></text:p>
          </table:table-cell>
          <table:table-cell office:value-type="float" office:value="0.63592581040965246" table:style-name="ce6">
            <text:p><text:s/>0.636<text:s/></text:p>
          </table:table-cell>
          <table:table-cell office:value-type="float" office:value="0.54522120723268286" table:style-name="ce6">
            <text:p><text:s/>0.54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5">
            <text:p>Water transport services<text:s text:c="13"/></text:p>
          </table:table-cell>
          <table:table-cell office:value-type="float" office:value="1.779738284889566" table:style-name="ce6">
            <text:p><text:s/>1.780<text:s/></text:p>
          </table:table-cell>
          <table:table-cell office:value-type="float" office:value="1.704789354071462" table:style-name="ce6">
            <text:p><text:s/>1.70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5">
            <text:p>Air transport services<text:s text:c="13"/></text:p>
          </table:table-cell>
          <table:table-cell office:value-type="float" office:value="1.788293816510298" table:style-name="ce6">
            <text:p><text:s/>1.788<text:s/></text:p>
          </table:table-cell>
          <table:table-cell office:value-type="float" office:value="1.6483556272373321" table:style-name="ce6">
            <text:p><text:s/>1.64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5">
            <text:p>Warehousing and support services for transportation<text:s text:c="10"/></text:p>
          </table:table-cell>
          <table:table-cell office:value-type="float" office:value="0.39858440721842853" table:style-name="ce6">
            <text:p><text:s/>0.399<text:s/></text:p>
          </table:table-cell>
          <table:table-cell office:value-type="float" office:value="0.34282437823602713" table:style-name="ce6">
            <text:p><text:s/>0.34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5">
            <text:p>Postal and courier services<text:s text:c="12"/></text:p>
          </table:table-cell>
          <table:table-cell office:value-type="float" office:value="0.26186661567155711" table:style-name="ce6">
            <text:p><text:s/>0.262<text:s/></text:p>
          </table:table-cell>
          <table:table-cell office:value-type="float" office:value="0.22872933705733831" table:style-name="ce6">
            <text:p><text:s/>0.22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5">
            <text:p>Accommodation services<text:s text:c="14"/></text:p>
          </table:table-cell>
          <table:table-cell office:value-type="float" office:value="0.2494815514577059" table:style-name="ce6">
            <text:p><text:s/>0.249<text:s/></text:p>
          </table:table-cell>
          <table:table-cell office:value-type="float" office:value="0.16441199332089329" table:style-name="ce6">
            <text:p><text:s/>0.16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5">
            <text:p>Food and beverage serving services<text:s text:c="11"/></text:p>
          </table:table-cell>
          <table:table-cell office:value-type="float" office:value="0.29192990594031148" table:style-name="ce6">
            <text:p><text:s/>0.292<text:s/></text:p>
          </table:table-cell>
          <table:table-cell office:value-type="float" office:value="0.19926992933161369" table:style-name="ce6">
            <text:p><text:s/>0.19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5">
            <text:p>Publishing services<text:s text:c="14"/></text:p>
          </table:table-cell>
          <table:table-cell office:value-type="float" office:value="0.1124046809558498" table:style-name="ce6">
            <text:p><text:s/>0.112<text:s/></text:p>
          </table:table-cell>
          <table:table-cell office:value-type="float" office:value="8.898426371037868E-2" table:style-name="ce6">
            <text:p><text:s/>0.08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5">
            <text:p>Motion picture, video and TV programme production services, sound recording &amp; music publishing<text:s text:c="3"/></text:p>
          </table:table-cell>
          <table:table-cell office:value-type="float" office:value="0.122442684982374" table:style-name="ce6">
            <text:p><text:s/>0.122<text:s/></text:p>
          </table:table-cell>
          <table:table-cell office:value-type="float" office:value="9.5387129576613272E-2" table:style-name="ce6">
            <text:p><text:s/>0.09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5">
            <text:p>Programming and broadcasting services<text:s text:c="12"/></text:p>
          </table:table-cell>
          <table:table-cell office:value-type="float" office:value="0.1832306713832407" table:style-name="ce6">
            <text:p><text:s/>0.183<text:s/></text:p>
          </table:table-cell>
          <table:table-cell office:value-type="float" office:value="0.14352326593060791" table:style-name="ce6">
            <text:p><text:s/>0.14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5">
            <text:p>Telecommunications services<text:s text:c="14"/></text:p>
          </table:table-cell>
          <table:table-cell office:value-type="float" office:value="0.11141773125697579" table:style-name="ce6">
            <text:p><text:s/>0.111<text:s/></text:p>
          </table:table-cell>
          <table:table-cell office:value-type="float" office:value="9.1300891953050536E-2" table:style-name="ce6">
            <text:p><text:s/>0.09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5">
            <text:p>Computer programming, consultancy and related services<text:s text:c="10"/></text:p>
          </table:table-cell>
          <table:table-cell office:value-type="float" office:value="0.1176532355318029" table:style-name="ce6">
            <text:p><text:s/>0.118<text:s/></text:p>
          </table:table-cell>
          <table:table-cell office:value-type="float" office:value="9.238998623660491E-2" table:style-name="ce6">
            <text:p><text:s/>0.09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5">
            <text:p>Information services<text:s text:c="14"/></text:p>
          </table:table-cell>
          <table:table-cell office:value-type="float" office:value="0.20006747482452489" table:style-name="ce6">
            <text:p><text:s/>0.200<text:s/></text:p>
          </table:table-cell>
          <table:table-cell office:value-type="float" office:value="0.1542710202561825" table:style-name="ce6">
            <text:p><text:s/>0.15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5">
            <text:p>Financial services, except insurance and pension funding<text:s text:c="9"/></text:p>
          </table:table-cell>
          <table:table-cell office:value-type="float" office:value="9.4576304302424391E-2" table:style-name="ce6">
            <text:p><text:s/>0.095<text:s/></text:p>
          </table:table-cell>
          <table:table-cell office:value-type="float" office:value="7.7440643383350188E-2" table:style-name="ce6">
            <text:p><text:s/>0.07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65.1-2</text:p>
          </table:table-cell>
          <table:table-cell office:value-type="string" table:style-name="ce5">
            <text:p>Insurance, reinsurance and pension funding services, except compulsory social security<text:s text:c="6"/></text:p>
          </table:table-cell>
          <table:table-cell office:value-type="float" office:value="8.2052118351262346E-2" table:style-name="ce6">
            <text:p><text:s/>0.082<text:s/></text:p>
          </table:table-cell>
          <table:table-cell office:value-type="float" office:value="6.1209578819887159E-2" table:style-name="ce6">
            <text:p><text:s/>0.06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5">
            <text:p>Services auxiliary to financial services and insurance services<text:s text:c="8"/></text:p>
          </table:table-cell>
          <table:table-cell office:value-type="float" office:value="7.6702536575912431E-2" table:style-name="ce6">
            <text:p><text:s/>0.077<text:s/></text:p>
          </table:table-cell>
          <table:table-cell office:value-type="float" office:value="6.1530542875685032E-2" table:style-name="ce6">
            <text:p><text:s/>0.06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8.12" table:style-name="ce2">
            <text:p>68.12</text:p>
          </table:table-cell>
          <table:table-cell office:value-type="string" table:style-name="ce5">
            <text:p>Real estate services, excluding on a fee or contract basis and imputed rent<text:s text:c="3"/></text:p>
          </table:table-cell>
          <table:table-cell office:value-type="float" office:value="0.1184732533530634" table:style-name="ce6">
            <text:p><text:s/>0.118<text:s/></text:p>
          </table:table-cell>
          <table:table-cell office:value-type="float" office:value="9.1171903114960262E-2" table:style-name="ce6">
            <text:p><text:s/>0.09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string" table:style-name="ce2">
            <text:p>68.2IMP</text:p>
          </table:table-cell>
          <table:table-cell office:value-type="string" table:style-name="ce5">
            <text:p>Owner-Occupiers' Housing Services</text:p>
          </table:table-cell>
          <table:table-cell office:value-type="float" office:value="3.4922923230975407E-2" table:style-name="ce6">
            <text:p><text:s/>0.035<text:s/></text:p>
          </table:table-cell>
          <table:table-cell office:value-type="float" office:value="2.9442384144219999E-2" table:style-name="ce6">
            <text:p><text:s/>0.02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8.3" table:style-name="ce2">
            <text:p>68.3</text:p>
          </table:table-cell>
          <table:table-cell office:value-type="string" table:style-name="ce5">
            <text:p>Real estate services on a fee or contract basis<text:s text:c="7"/></text:p>
          </table:table-cell>
          <table:table-cell office:value-type="float" office:value="8.9460984132745877E-2" table:style-name="ce6">
            <text:p><text:s/>0.089<text:s/></text:p>
          </table:table-cell>
          <table:table-cell office:value-type="float" office:value="7.589100952959757E-2" table:style-name="ce6">
            <text:p><text:s/>0.07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9.099999999999994" table:style-name="ce2">
            <text:p>69.1</text:p>
          </table:table-cell>
          <table:table-cell office:value-type="string" table:style-name="ce5">
            <text:p>Legal services<text:s text:c="14"/></text:p>
          </table:table-cell>
          <table:table-cell office:value-type="float" office:value="5.1787354997724598E-2" table:style-name="ce6">
            <text:p><text:s/>0.052<text:s/></text:p>
          </table:table-cell>
          <table:table-cell office:value-type="float" office:value="4.0247769926090762E-2" table:style-name="ce6">
            <text:p><text:s/>0.040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69.2" table:style-name="ce2">
            <text:p>69.2</text:p>
          </table:table-cell>
          <table:table-cell office:value-type="string" table:style-name="ce5">
            <text:p>Accounting, bookkeeping and auditing services; tax consulting services<text:s text:c="8"/></text:p>
          </table:table-cell>
          <table:table-cell office:value-type="float" office:value="6.8713434543038826E-2" table:style-name="ce6">
            <text:p><text:s/>0.069<text:s/></text:p>
          </table:table-cell>
          <table:table-cell office:value-type="float" office:value="5.3377704010609962E-2" table:style-name="ce6">
            <text:p><text:s/>0.05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5">
            <text:p>Services of head offices; management consulting services<text:s text:c="9"/></text:p>
          </table:table-cell>
          <table:table-cell office:value-type="float" office:value="0.11804398463649821" table:style-name="ce6">
            <text:p><text:s/>0.118<text:s/></text:p>
          </table:table-cell>
          <table:table-cell office:value-type="float" office:value="9.2443999583112876E-2" table:style-name="ce6">
            <text:p><text:s/>0.09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5">
            <text:p>Architectural and engineering services; technical testing and analysis services<text:s text:c="7"/></text:p>
          </table:table-cell>
          <table:table-cell office:value-type="float" office:value="0.19025404566690829" table:style-name="ce6">
            <text:p><text:s/>0.190<text:s/></text:p>
          </table:table-cell>
          <table:table-cell office:value-type="float" office:value="0.14548327849535711" table:style-name="ce6">
            <text:p><text:s/>0.14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5">
            <text:p>Scientific research and development services<text:s text:c="11"/></text:p>
          </table:table-cell>
          <table:table-cell office:value-type="float" office:value="0.19207367553106819" table:style-name="ce6">
            <text:p><text:s/>0.192<text:s/></text:p>
          </table:table-cell>
          <table:table-cell office:value-type="float" office:value="0.15555218818828531" table:style-name="ce6">
            <text:p><text:s/>0.15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5">
            <text:p>Advertising and market research services<text:s text:c="11"/></text:p>
          </table:table-cell>
          <table:table-cell office:value-type="float" office:value="0.1014735777671424" table:style-name="ce6">
            <text:p><text:s/>0.101<text:s/></text:p>
          </table:table-cell>
          <table:table-cell office:value-type="float" office:value="8.0650332726119933E-2" table:style-name="ce6">
            <text:p><text:s/>0.08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5">
            <text:p>Other professional, scientific and technical services<text:s text:c="10"/></text:p>
          </table:table-cell>
          <table:table-cell office:value-type="float" office:value="0.1507205874937057" table:style-name="ce6">
            <text:p><text:s/>0.151<text:s/></text:p>
          </table:table-cell>
          <table:table-cell office:value-type="float" office:value="0.1160412594227594" table:style-name="ce6">
            <text:p><text:s/>0.11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5">
            <text:p>Veterinary services<text:s text:c="14"/></text:p>
          </table:table-cell>
          <table:table-cell office:value-type="float" office:value="0.1002774340254371" table:style-name="ce6">
            <text:p><text:s/>0.100<text:s/></text:p>
          </table:table-cell>
          <table:table-cell office:value-type="float" office:value="7.6265717768111169E-2" table:style-name="ce6">
            <text:p><text:s/>0.07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5">
            <text:p>Rental and leasing services<text:s text:c="12"/></text:p>
          </table:table-cell>
          <table:table-cell office:value-type="float" office:value="0.1498692944973336" table:style-name="ce6">
            <text:p><text:s/>0.150<text:s/></text:p>
          </table:table-cell>
          <table:table-cell office:value-type="float" office:value="0.11979926895301581" table:style-name="ce6">
            <text:p><text:s/>0.120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5">
            <text:p>Employment services<text:s text:c="14"/></text:p>
          </table:table-cell>
          <table:table-cell office:value-type="float" office:value="6.1113473582947497E-2" table:style-name="ce6">
            <text:p><text:s/>0.061<text:s/></text:p>
          </table:table-cell>
          <table:table-cell office:value-type="float" office:value="4.7785894188412698E-2" table:style-name="ce6">
            <text:p><text:s/>0.04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5">
            <text:p>Travel agency, tour operator and other reservation services and related services<text:s text:c="5"/></text:p>
          </table:table-cell>
          <table:table-cell office:value-type="float" office:value="0.36633023427843597" table:style-name="ce6">
            <text:p><text:s/>0.366<text:s/></text:p>
          </table:table-cell>
          <table:table-cell office:value-type="float" office:value="0.29133674692097739" table:style-name="ce6">
            <text:p><text:s/>0.29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5">
            <text:p>Security and investigation services<text:s text:c="12"/></text:p>
          </table:table-cell>
          <table:table-cell office:value-type="float" office:value="8.5321897129267493E-2" table:style-name="ce6">
            <text:p><text:s/>0.085<text:s/></text:p>
          </table:table-cell>
          <table:table-cell office:value-type="float" office:value="7.0570757682253335E-2" table:style-name="ce6">
            <text:p><text:s/>0.07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5">
            <text:p>Services to buildings and landscape<text:s text:c="11"/></text:p>
          </table:table-cell>
          <table:table-cell office:value-type="float" office:value="0.16471988573709689" table:style-name="ce6">
            <text:p><text:s/>0.165<text:s/></text:p>
          </table:table-cell>
          <table:table-cell office:value-type="float" office:value="0.13562001016237141" table:style-name="ce6">
            <text:p><text:s/>0.13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5">
            <text:p>Office administrative, office support and other business support services<text:s text:c="7"/></text:p>
          </table:table-cell>
          <table:table-cell office:value-type="float" office:value="0.20238964476022561" table:style-name="ce6">
            <text:p><text:s/>0.202<text:s/></text:p>
          </table:table-cell>
          <table:table-cell office:value-type="float" office:value="0.1540353988939466" table:style-name="ce6">
            <text:p><text:s/>0.154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5">
            <text:p>Public administration and defence services; compulsory social security services<text:s text:c="7"/></text:p>
          </table:table-cell>
          <table:table-cell office:value-type="float" office:value="0.26642809645444993" table:style-name="ce6">
            <text:p><text:s/>0.266<text:s/></text:p>
          </table:table-cell>
          <table:table-cell office:value-type="float" office:value="0.21808221064723671" table:style-name="ce6">
            <text:p><text:s/>0.21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5">
            <text:p>Education services<text:s text:c="14"/></text:p>
          </table:table-cell>
          <table:table-cell office:value-type="float" office:value="0.1359480048591884" table:style-name="ce6">
            <text:p><text:s/>0.136<text:s/></text:p>
          </table:table-cell>
          <table:table-cell office:value-type="float" office:value="0.1063537513730682" table:style-name="ce6">
            <text:p><text:s/>0.106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5">
            <text:p>Human health services<text:s text:c="13"/></text:p>
          </table:table-cell>
          <table:table-cell office:value-type="float" office:value="0.2144965030496169" table:style-name="ce6">
            <text:p><text:s/>0.214<text:s/></text:p>
          </table:table-cell>
          <table:table-cell office:value-type="float" office:value="0.1709137958393421" table:style-name="ce6">
            <text:p><text:s/>0.171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5">
            <text:p>Residential care services<text:s text:c="13"/></text:p>
          </table:table-cell>
          <table:table-cell office:value-type="float" office:value="0.1426506063829884" table:style-name="ce6">
            <text:p><text:s/>0.143<text:s/></text:p>
          </table:table-cell>
          <table:table-cell office:value-type="float" office:value="0.10277755124994729" table:style-name="ce6">
            <text:p><text:s/>0.103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5">
            <text:p>Social work services without accommodation<text:s text:c="11"/></text:p>
          </table:table-cell>
          <table:table-cell office:value-type="float" office:value="0.16185496877509381" table:style-name="ce6">
            <text:p><text:s/>0.162<text:s/></text:p>
          </table:table-cell>
          <table:table-cell office:value-type="float" office:value="0.11867648286555491" table:style-name="ce6">
            <text:p><text:s/>0.11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5">
            <text:p>Creative, arts and entertainment services<text:s text:c="11"/></text:p>
          </table:table-cell>
          <table:table-cell office:value-type="float" office:value="0.44975336314014869" table:style-name="ce6">
            <text:p><text:s/>0.450<text:s/></text:p>
          </table:table-cell>
          <table:table-cell office:value-type="float" office:value="0.34179493902440938" table:style-name="ce6">
            <text:p><text:s/>0.34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5">
            <text:p>Libraries, archives, museums and other cultural services<text:s text:c="9"/></text:p>
          </table:table-cell>
          <table:table-cell office:value-type="float" office:value="0.2316897993132877" table:style-name="ce6">
            <text:p><text:s/>0.232<text:s/></text:p>
          </table:table-cell>
          <table:table-cell office:value-type="float" office:value="0.18200785542481351" table:style-name="ce6">
            <text:p><text:s/>0.182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5">
            <text:p>Gambling and betting services<text:s text:c="12"/></text:p>
          </table:table-cell>
          <table:table-cell office:value-type="float" office:value="0.13333391561937491" table:style-name="ce6">
            <text:p><text:s/>0.133<text:s/></text:p>
          </table:table-cell>
          <table:table-cell office:value-type="float" office:value="9.8250040960401089E-2" table:style-name="ce6">
            <text:p><text:s/>0.098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5">
            <text:p>Sports services and amusement and recreation services<text:s text:c="9"/></text:p>
          </table:table-cell>
          <table:table-cell office:value-type="float" office:value="0.2461348714043558" table:style-name="ce6">
            <text:p><text:s/>0.246<text:s/></text:p>
          </table:table-cell>
          <table:table-cell office:value-type="float" office:value="0.18521481849169411" table:style-name="ce6">
            <text:p><text:s/>0.18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5">
            <text:p>Services furnished by membership organisations<text:s text:c="11"/></text:p>
          </table:table-cell>
          <table:table-cell office:value-type="float" office:value="0.1764051699873771" table:style-name="ce6">
            <text:p><text:s/>0.176<text:s/></text:p>
          </table:table-cell>
          <table:table-cell office:value-type="float" office:value="0.1374983022880617" table:style-name="ce6">
            <text:p><text:s/>0.137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5">
            <text:p>Repair services of computers and personal and household goods<text:s text:c="7"/></text:p>
          </table:table-cell>
          <table:table-cell office:value-type="float" office:value="0.14653778342084861" table:style-name="ce6">
            <text:p><text:s/>0.147<text:s/></text:p>
          </table:table-cell>
          <table:table-cell office:value-type="float" office:value="0.108786064676091" table:style-name="ce6">
            <text:p><text:s/>0.109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5">
            <text:p>Other personal services<text:s text:c="13"/></text:p>
          </table:table-cell>
          <table:table-cell office:value-type="float" office:value="9.1452541533048534E-2" table:style-name="ce6">
            <text:p><text:s/>0.091<text:s/></text:p>
          </table:table-cell>
          <table:table-cell office:value-type="float" office:value="7.506205703972299E-2" table:style-name="ce6">
            <text:p><text:s/>0.075<text:s/></text:p>
          </table:table-cell>
          <table:table-cell table:number-columns-repeated="9" table:style-name="ce7"/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5">
            <text:p>Services of households as employers of domestic personnel<text:s text:c="8"/></text:p>
          </table:table-cell>
          <table:table-cell office:value-type="float" office:value="4.5116825448383739E-2" table:style-name="ce6">
            <text:p><text:s/>0.045<text:s/></text:p>
          </table:table-cell>
          <table:table-cell office:value-type="float" office:value="4.4386312714234613E-2" table:style-name="ce6">
            <text:p><text:s/>0.044<text:s/></text:p>
          </table:table-cell>
          <table:table-cell table:number-columns-repeated="9" table:style-name="ce7"/>
          <table:table-cell table:number-columns-repeated="16371"/>
        </table:table-row>
        <table:table-row table:number-rows-repeated="1048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Adele Storr</meta:initial-creator>
    <dc:creator>Adele Storr</dc:creator>
    <meta:creation-date>2025-05-12T13:21:56Z</meta:creation-date>
    <dc:date>2025-05-12T15:03:18Z</dc:date>
  </office:meta>
</office:document-meta>
</file>